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46cm" fo:min-width="3.31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73cm" fo:min-width="4.58cm"/>
      <style:paragraph-properties style:writing-mode="lr-tb"/>
    </style:style>
    <style:style style:name="gr3" style:family="graphic" style:parent-style-name="standard">
      <style:graphic-properties svg:stroke-color="#ff0000" draw:fill-color="#ffffff" draw:textarea-horizontal-align="justify" draw:textarea-vertical-align="middle" draw:auto-grow-height="false" fo:min-height="1.338cm" fo:min-width="1.564cm"/>
      <style:paragraph-properties style:writing-mode="lr-tb"/>
    </style:style>
    <style:style style:name="gr4" style:family="graphic" style:parent-style-name="standard">
      <style:graphic-properties svg:stroke-color="#3465a4" draw:fill-color="#ffffff" draw:textarea-horizontal-align="justify" draw:textarea-vertical-align="middle" draw:auto-grow-height="false" fo:min-height="0.951cm" fo:min-width="3.29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svg:stroke-color="#ff0000" draw:fill-color="#ffffff" draw:textarea-horizontal-align="justify" draw:textarea-vertical-align="middle" draw:auto-grow-height="false" fo:min-height="1.337cm" fo:min-width="3.945cm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svg:stroke-color="#ff0000" draw:fill-color="#ffffff" draw:textarea-horizontal-align="justify" draw:textarea-vertical-align="middle" draw:auto-grow-height="false" fo:min-height="1.337cm" fo:min-width="4.58cm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655cm" fo:min-width="4.58cm"/>
      <style:paragraph-properties style:writing-mode="lr-tb"/>
    </style:style>
    <style:style style:name="gr18" style:family="graphic" style:parent-style-name="objectwithoutfill">
      <style:graphic-properties draw:marker-end="Arrowheads_20_15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18cm" fo:min-width="1.723cm"/>
      <style:paragraph-properties style:writing-mode="lr-tb"/>
    </style:style>
    <style:style style:name="gr20" style:family="graphic" style:parent-style-name="objectwithoutfill">
      <style:graphic-properties draw:marker-end="Arrowheads_20_17" draw:marker-end-width="0.3cm" draw:fill="none" draw:textarea-vertical-align="middle"/>
    </style:style>
    <style:style style:name="gr21" style:family="graphic" style:parent-style-name="objectwithoutfill">
      <style:graphic-properties draw:marker-end="Arrowheads_20_18" draw:marker-end-width="0.3cm" draw:fill="none" draw:textarea-vertical-align="middle"/>
    </style:style>
    <style:style style:name="gr22" style:family="graphic" style:parent-style-name="objectwithoutfill">
      <style:graphic-properties draw:marker-end="Arrowheads_20_19" draw:marker-end-width="0.3cm" draw:fill="none" draw:textarea-vertical-align="middle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objectwithoutfill">
      <style:graphic-properties draw:marker-end="Arrowheads_20_21" draw:marker-end-width="0.3cm" draw:fill="none" draw:textarea-vertical-align="middle"/>
    </style:style>
    <style:style style:name="gr25" style:family="graphic" style:parent-style-name="standard">
      <style:graphic-properties svg:stroke-color="#ff0000" draw:fill-color="#ffffff" draw:textarea-horizontal-align="justify" draw:textarea-vertical-align="middle" draw:auto-grow-height="false" fo:min-height="1.337cm" fo:min-width="4.897cm"/>
      <style:paragraph-properties style:writing-mode="lr-tb"/>
    </style:style>
    <style:style style:name="gr26" style:family="graphic" style:parent-style-name="standard">
      <style:graphic-properties svg:stroke-color="#ff0000" draw:fill-color="#ffffff" draw:textarea-horizontal-align="justify" draw:textarea-vertical-align="middle" draw:auto-grow-height="false" fo:min-height="1.654cm" fo:min-width="5.85cm"/>
      <style:paragraph-properties style:writing-mode="lr-tb"/>
    </style:style>
    <style:style style:name="gr27" style:family="graphic" style:parent-style-name="standard">
      <style:graphic-properties svg:stroke-color="#ff0000" draw:fill-color="#ffffff" draw:textarea-horizontal-align="justify" draw:textarea-vertical-align="middle" draw:auto-grow-height="false" fo:min-height="1.338cm" fo:min-width="1.882cm"/>
      <style:paragraph-properties style:writing-mode="lr-tb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objectwithoutfill">
      <style:graphic-properties draw:marker-end="Arrowheads_20_25" draw:marker-end-width="0.3cm" draw:fill="none" draw:textarea-vertical-align="middle"/>
    </style:style>
    <style:style style:name="gr31" style:family="graphic" style:parent-style-name="objectwithoutfill">
      <style:graphic-properties draw:marker-end="Arrowheads_20_26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standard" style:list-style-name="L1">
      <style:graphic-properties svg:stroke-color="#ff0000" draw:fill-color="#ffffff" draw:textarea-horizontal-align="justify" draw:textarea-vertical-align="middle" draw:auto-grow-height="false" fo:min-height="3.342cm" fo:min-width="3.766cm"/>
      <style:paragraph-properties style:writing-mode="lr-tb"/>
    </style:style>
    <style:style style:name="gr34" style:family="graphic" style:parent-style-name="standard" style:list-style-name="L1">
      <style:graphic-properties svg:stroke-color="#ff0000" draw:fill-color="#ffffff" draw:textarea-horizontal-align="justify" draw:textarea-vertical-align="middle" draw:auto-grow-height="false" fo:min-height="1.476cm" fo:min-width="3.766cm"/>
      <style:paragraph-properties style:writing-mode="lr-tb"/>
    </style:style>
    <style:style style:name="gr35" style:family="graphic" style:parent-style-name="standard">
      <style:graphic-properties draw:stroke="none" draw:fill="none" fo:min-height="16.561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c9211e" loext:opacity="100%" fo:font-size="15pt" style:font-size-asian="15pt" style:font-size-complex="15pt"/>
    </style:style>
    <style:style style:name="P8" style:family="paragraph">
      <loext:graphic-properties draw:fill="none"/>
      <style:text-properties fo:color="#c9211e" loext:opacity="100%" fo:font-size="15pt" style:font-size-asian="15pt" style:font-size-complex="15pt"/>
    </style:style>
    <style:style style:name="P9" style:family="paragraph">
      <style:text-properties fo:color="#2a6099" loext:opacity="100%" fo:font-size="15pt" style:font-size-asian="15pt" style:font-size-complex="15pt"/>
    </style:style>
    <style:style style:name="P10" style:family="paragraph">
      <loext:graphic-properties draw:fill="none"/>
      <style:text-properties fo:color="#2a6099" loext:opacity="100%"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4" style:family="paragraph">
      <style:text-properties fo:color="#c9211e" loext:opacity="100%" fo:font-size="35pt" style:font-size-asian="35pt" style:font-size-complex="35pt"/>
    </style:style>
    <style:style style:name="P15" style:family="paragraph">
      <loext:graphic-properties draw:fill="none"/>
      <style:text-properties fo:color="#c9211e" loext:opacity="100%" fo:font-size="35pt" style:font-size-asian="35pt" style:font-size-complex="3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9211e" loext:opacity="100%" fo:font-size="15pt" style:font-size-asian="15pt" style:font-size-complex="15pt"/>
    </style:style>
    <style:style style:name="T3" style:family="text">
      <style:text-properties fo:color="#c9211e" loext:opacity="100%"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97cm" svg:height="2.54cm" svg:x="6.715cm" svg:y="1.635cm">
          <text:p text:style-name="P1"><text:span text:style-name="T1">Customer</text:span></text:p>
          <text:p text:style-name="P1"><text:span text:style-name="T1">Forget pass</text:span></text:p>
          <text:p text:style-name="P1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5.08cm" svg:height="2.223cm" svg:x="6.397cm" svg:y="13.842cm">
          <text:p text:style-name="P3"><text:span text:style-name="T1">Send request</text:span></text:p>
          <text:p text:style-name="P3"><text:span text:style-name="T1">Via POST to page</text:span></text:p>
          <text:p text:style-name="P3"><text:span text:style-name="T1">customer_forget_pas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128cm" svg:height="3.175cm" svg:x="7.115cm" svg:y="19.595cm">
          <text:p text:style-name="P5"><text:span text:style-name="T1">Email</text:span></text:p>
          <text:p text:style-name="P5"><text:span text:style-name="T1">ex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6.032cm" svg:height="1.905cm" svg:x="6.097cm" svg:y="4.745cm">
          <text:p text:style-name="P1"><text:span text:style-name="T1">Enter emai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6" draw:layer="layout" draw:type="line" svg:x1="9.414cm" svg:y1="4.175cm" svg:x2="9.113cm" svg:y2="4.745cm" draw:start-shape="id1" draw:start-glue-point="8" draw:end-shape="id2" draw:end-glue-point="5" svg:d="M9414 4175l-301 570" svg:viewBox="0 0 302 571">
          <text:p/>
        </draw:connector>
        <draw:connector draw:style-name="gr6" draw:text-style-name="P6" draw:layer="layout" svg:x1="8.937cm" svg:y1="16.065cm" svg:x2="8.937cm" svg:y2="17.175cm" draw:start-shape="id3" draw:start-glue-point="2" draw:end-shape="id4" svg:d="M8937 16065v1110" svg:viewBox="0 0 1 1111">
          <text:p/>
        </draw:connector>
        <draw:custom-shape draw:style-name="gr7" draw:text-style-name="P4" xml:id="id6" draw:id="id6" draw:layer="layout" svg:width="4.445cm" svg:height="1.587cm" svg:x="13.782cm" svg:y="18.447cm">
          <text:p text:style-name="P3"><text:span text:style-name="T1">Answer is</text:span></text:p>
          <text:p text:style-name="P3"><text:span text:style-name="T1">Incorrect email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1.243cm" svg:y1="21.183cm" svg:x2="13.782cm" svg:y2="19.24cm" draw:start-shape="id5" draw:start-glue-point="7" draw:end-shape="id6" svg:d="M11243 21183h1270v-1943h1269" svg:viewBox="0 0 2540 1944">
          <text:p/>
        </draw:connector>
        <draw:frame draw:style-name="gr9" draw:text-style-name="P8" draw:layer="layout" svg:width="2.754cm" svg:height="0.963cm" svg:x="11.263cm" svg:y="21.227cm">
          <draw:text-box>
            <text:p text:style-name="P7"><text:span text:style-name="T2">no</text:span></text:p>
          </draw:text-box>
        </draw:frame>
        <draw:custom-shape draw:style-name="gr10" draw:text-style-name="P4" xml:id="id10" draw:id="id10" draw:layer="layout" svg:width="5.08cm" svg:height="1.587cm" svg:x="6.48cm" svg:y="31.29cm">
          <text:p text:style-name="P3"><text:span text:style-name="T1">Replace hashed</text:span></text:p>
          <text:p text:style-name="P3"><text:span text:style-name="T1">String to customer</text:span></text:p>
          <text:p text:style-name="P3"><text:span text:style-name="T1">password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754cm" svg:height="0.963cm" svg:x="7.453cm" svg:y="23.532cm">
          <draw:text-box>
            <text:p text:style-name="P7"><text:span text:style-name="T2">yes</text:span></text:p>
          </draw:text-box>
        </draw:frame>
        <draw:custom-shape draw:style-name="gr10" draw:text-style-name="P4" xml:id="id7" draw:id="id7" draw:layer="layout" svg:width="5.08cm" svg:height="1.587cm" svg:x="6.797cm" svg:y="24.94cm">
          <text:p text:style-name="P3"><text:span text:style-name="T1">Create a random</text:span></text:p>
          <text:p text:style-name="P3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5.08cm" svg:height="1.587cm" svg:x="6.797cm" svg:y="26.962cm">
          <text:p text:style-name="P3"><text:span text:style-name="T1">save it on a vari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5.08cm" svg:height="1.587cm" svg:x="6.797cm" svg:y="29.068cm">
          <text:p text:style-name="P3"><text:span text:style-name="T1">Hash this string from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1" draw:id="id11" draw:layer="layout" svg:width="5.08cm" svg:height="1.587cm" svg:x="6.48cm" svg:y="33.512cm">
          <text:p text:style-name="P3"><text:span text:style-name="T1">Send originally</text:span></text:p>
          <text:p text:style-name="P3"><text:span text:style-name="T1">Password to customer</text:span></text:p>
          <text:p text:style-name="P3"><text:span text:style-name="T1">email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9.337cm" svg:y1="26.527cm" svg:x2="9.337cm" svg:y2="26.962cm" draw:start-shape="id7" draw:start-glue-point="2" draw:end-shape="id8" draw:end-glue-point="0" svg:d="M9337 26527v435" svg:viewBox="0 0 1 436">
          <text:p/>
        </draw:connector>
        <draw:connector draw:style-name="gr12" draw:text-style-name="P6" draw:layer="layout" svg:x1="9.337cm" svg:y1="28.549cm" svg:x2="9.337cm" svg:y2="29.068cm" draw:start-shape="id8" draw:start-glue-point="2" draw:end-shape="id9" draw:end-glue-point="0" svg:d="M9337 28549v519" svg:viewBox="0 0 1 520">
          <text:p/>
        </draw:connector>
        <draw:connector draw:style-name="gr13" draw:text-style-name="P6" draw:layer="layout" svg:x1="9.337cm" svg:y1="30.655cm" svg:x2="9.02cm" svg:y2="31.29cm" draw:start-shape="id9" draw:start-glue-point="2" draw:end-shape="id10" draw:end-glue-point="0" svg:d="M9337 30655v317h-317v318" svg:viewBox="0 0 318 636">
          <text:p/>
        </draw:connector>
        <draw:connector draw:style-name="gr14" draw:text-style-name="P6" draw:layer="layout" svg:x1="9.02cm" svg:y1="32.877cm" svg:x2="9.02cm" svg:y2="33.512cm" draw:start-shape="id10" draw:start-glue-point="2" draw:end-shape="id11" svg:d="M9020 32877v635" svg:viewBox="0 0 1 636">
          <text:p/>
        </draw:connector>
        <draw:connector draw:style-name="gr15" draw:text-style-name="P6" draw:layer="layout" svg:x1="9.02cm" svg:y1="35.099cm" svg:x2="9.096cm" svg:y2="35.92cm" draw:start-shape="id11" draw:start-glue-point="2" draw:end-shape="id12" draw:end-glue-point="4" svg:d="M9020 35099v410h76v411" svg:viewBox="0 0 77 822">
          <text:p/>
        </draw:connector>
        <draw:connector draw:style-name="gr16" draw:text-style-name="P6" draw:layer="layout" svg:x1="9.179cm" svg:y1="22.77cm" svg:x2="9.337cm" svg:y2="24.94cm" draw:start-shape="id5" draw:start-glue-point="6" draw:end-shape="id7" draw:end-glue-point="0" svg:d="M9179 22770v1085h158v1085" svg:viewBox="0 0 159 2171">
          <text:p/>
        </draw:connector>
        <draw:custom-shape draw:style-name="gr17" draw:text-style-name="P4" xml:id="id13" draw:id="id13" draw:layer="layout" svg:width="5.08cm" svg:height="1.905cm" svg:x="6.415cm" svg:y="7.502cm">
          <text:p text:style-name="P3"><text:span text:style-name="T1">Validation entered </text:span></text:p>
          <text:p text:style-name="P3"><text:span text:style-name="T1">Email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9.113cm" svg:y1="6.65cm" svg:x2="8.955cm" svg:y2="7.502cm" draw:start-shape="id2" draw:start-glue-point="8" draw:end-shape="id13" draw:end-glue-point="0" svg:d="M9113 6650v426h-158v426" svg:viewBox="0 0 159 853">
          <text:p/>
        </draw:connector>
        <draw:custom-shape draw:style-name="gr19" draw:text-style-name="P4" xml:id="id14" draw:id="id14" draw:layer="layout" svg:width="4.445cm" svg:height="2.858cm" svg:x="6.632cm" svg:y="10.207cm">
          <text:p text:style-name="P3"><text:span text:style-name="T1">Entered</text:span></text:p>
          <text:p text:style-name="P3"><text:span text:style-name="T1">Email </text:span></text:p>
          <text:p text:style-name="P3"><text:span text:style-name="T1">Is 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6" draw:layer="layout" svg:x1="8.955cm" svg:y1="9.407cm" svg:x2="8.855cm" svg:y2="10.207cm" draw:start-shape="id13" draw:start-glue-point="2" draw:end-shape="id14" draw:end-glue-point="4" svg:d="M8955 9407v400h-100v400" svg:viewBox="0 0 101 801">
          <text:p/>
        </draw:connector>
        <draw:connector draw:style-name="gr21" draw:text-style-name="P6" draw:layer="layout" svg:x1="8.855cm" svg:y1="13.065cm" svg:x2="8.937cm" svg:y2="13.842cm" draw:start-shape="id14" draw:start-glue-point="6" draw:end-shape="id3" draw:end-glue-point="0" svg:d="M8855 13065v389h82v388" svg:viewBox="0 0 83 778">
          <text:p/>
        </draw:connector>
        <draw:frame draw:style-name="gr9" draw:text-style-name="P10" draw:layer="layout" svg:width="2.754cm" svg:height="0.963cm" svg:x="11.263cm" svg:y="10.525cm">
          <draw:text-box>
            <text:p text:style-name="P9"><text:span text:style-name="T1">no</text:span></text:p>
          </draw:text-box>
        </draw:frame>
        <draw:frame draw:style-name="gr9" draw:text-style-name="P10" draw:layer="layout" svg:width="2.754cm" svg:height="0.963cm" svg:x="9.041cm" svg:y="12.854cm">
          <draw:text-box>
            <text:p text:style-name="P9"><text:span text:style-name="T1">yes</text:span></text:p>
          </draw:text-box>
        </draw:frame>
        <draw:connector draw:style-name="gr22" draw:text-style-name="P6" draw:layer="layout" svg:x1="11.077cm" svg:y1="11.636cm" svg:x2="14.37cm" svg:y2="10.842cm" draw:start-shape="id14" draw:start-glue-point="7" draw:end-shape="id15" draw:end-glue-point="3" svg:d="M11077 11636h1645v-794h1648" svg:viewBox="0 0 3294 795">
          <text:p/>
        </draw:connector>
        <draw:custom-shape draw:style-name="gr17" draw:text-style-name="P4" xml:id="id15" draw:id="id15" draw:layer="layout" svg:width="5.08cm" svg:height="1.905cm" svg:x="14.37cm" svg:y="9.89cm">
          <text:p text:style-name="P3"><text:span text:style-name="T1">Answer is</text:span></text:p>
          <text:p text:style-name="P3"><text:span text:style-name="T1">Incorrect email syntax</text:span>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svg:x1="16.91cm" svg:y1="9.89cm" svg:x2="11.375cm" svg:y2="5.698cm" draw:start-shape="id15" draw:start-glue-point="0" draw:end-shape="id2" draw:end-glue-point="6" svg:d="M16910 9890v-4192h-5535" svg:viewBox="0 0 5536 4193">
          <text:p/>
        </draw:connector>
        <draw:connector draw:style-name="gr24" draw:text-style-name="P6" draw:layer="layout" draw:line-skew="2.275cm" svg:x1="18.227cm" svg:y1="19.24cm" svg:x2="11.375cm" svg:y2="5.698cm" draw:start-shape="id6" draw:start-glue-point="1" draw:end-shape="id2" draw:end-glue-point="6" svg:d="M18227 19240h2775v-13542h-9627" svg:viewBox="0 0 9628 13543">
          <text:p/>
        </draw:connector>
        <draw:custom-shape draw:style-name="gr1" draw:text-style-name="P2" xml:id="id16" draw:id="id16" draw:layer="layout" svg:width="5.397cm" svg:height="2.54cm" svg:x="34.055cm" svg:y="1.217cm">
          <text:p text:style-name="P1"><text:span text:style-name="T1">Customer</text:span></text:p>
          <text:p text:style-name="P1"><text:span text:style-name="T1">Forget email</text:span></text:p>
          <text:p text:style-name="P1"><text:span text:style-name="T1">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8" draw:id="id18" draw:layer="layout" svg:width="5.08cm" svg:height="2.223cm" svg:x="33.685cm" svg:y="13.842cm">
          <text:p text:style-name="P3"><text:span text:style-name="T1">Send request</text:span></text:p>
          <text:p text:style-name="P3"><text:span text:style-name="T1">Via POST to page</text:span></text:p>
          <text:p text:style-name="P3"><text:span text:style-name="T1">customer_forget_e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4.128cm" svg:height="3.175cm" svg:x="34.403cm" svg:y="17.495cm">
          <text:p text:style-name="P5"><text:span text:style-name="T1">Phonenumber</text:span></text:p>
          <text:p text:style-name="P5"><text:span text:style-name="T1">ex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7" draw:id="id17" draw:layer="layout" svg:width="6.032cm" svg:height="1.905cm" svg:x="33.585cm" svg:y="4.745cm">
          <text:p text:style-name="P1"><text:span text:style-name="T1">Enter phonenumber</text:span></text:p>
          <text:p text:style-name="P1"><text:span text:style-name="T1">Name , famil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6" draw:layer="layout" draw:type="line" svg:x1="36.754cm" svg:y1="3.757cm" svg:x2="36.601cm" svg:y2="4.745cm" draw:start-shape="id16" draw:start-glue-point="8" draw:end-shape="id17" draw:end-glue-point="5" svg:d="M36754 3757l-153 988" svg:viewBox="0 0 154 989">
          <text:p/>
        </draw:connector>
        <draw:connector draw:style-name="gr6" draw:text-style-name="P6" draw:layer="layout" svg:x1="36.225cm" svg:y1="16.065cm" svg:x2="36.467cm" svg:y2="17.495cm" draw:start-shape="id18" draw:start-glue-point="2" draw:end-shape="id19" draw:end-glue-point="4" svg:d="M36225 16065v714h242v716" svg:viewBox="0 0 243 1431">
          <text:p/>
        </draw:connector>
        <draw:custom-shape draw:style-name="gr25" draw:text-style-name="P4" xml:id="id20" draw:id="id20" draw:layer="layout" svg:width="5.397cm" svg:height="1.587cm" svg:x="41.005cm" svg:y="18.463cm">
          <text:p text:style-name="P11"><text:span text:style-name="T1">Answer is</text:span></text:p>
          <text:p text:style-name="P3"><text:span text:style-name="T1">Incorrect phonenumbe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38.531cm" svg:y1="19.083cm" svg:x2="41.005cm" svg:y2="19.256cm" draw:start-shape="id19" draw:start-glue-point="7" draw:end-shape="id20" svg:d="M38531 19083h1234v173h1240" svg:viewBox="0 0 2475 174">
          <text:p/>
        </draw:connector>
        <draw:frame draw:style-name="gr9" draw:text-style-name="P8" draw:layer="layout" svg:width="2.754cm" svg:height="0.963cm" svg:x="38.751cm" svg:y="18.33cm">
          <draw:text-box>
            <text:p text:style-name="P7"><text:span text:style-name="T2">no</text:span></text:p>
          </draw:text-box>
        </draw:frame>
        <draw:frame draw:style-name="gr9" draw:text-style-name="P8" draw:layer="layout" svg:width="2.754cm" svg:height="0.963cm" svg:x="35.155cm" svg:y="20.67cm">
          <draw:text-box>
            <text:p text:style-name="P7"><text:span text:style-name="T2">yes</text:span></text:p>
          </draw:text-box>
        </draw:frame>
        <draw:connector draw:style-name="gr16" draw:text-style-name="P6" draw:layer="layout" svg:x1="36.467cm" svg:y1="20.67cm" svg:x2="36.395cm" svg:y2="22.273cm" draw:start-shape="id19" draw:end-shape="id21" svg:d="M36467 20670v802h-72v801" svg:viewBox="0 0 73 1604">
          <text:p/>
        </draw:connector>
        <draw:custom-shape draw:style-name="gr17" draw:text-style-name="P4" xml:id="id22" draw:id="id22" draw:layer="layout" svg:width="5.08cm" svg:height="1.905cm" svg:x="33.703cm" svg:y="7.502cm">
          <text:p text:style-name="P3"><text:span text:style-name="T1">Validation entered </text:span></text:p>
          <text:p text:style-name="P3"><text:span text:style-name="T1">information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36.601cm" svg:y1="6.65cm" svg:x2="36.243cm" svg:y2="7.502cm" draw:start-shape="id17" draw:start-glue-point="8" draw:end-shape="id22" draw:end-glue-point="0" svg:d="M36601 6650v426h-358v426" svg:viewBox="0 0 359 853">
          <text:p/>
        </draw:connector>
        <draw:custom-shape draw:style-name="gr19" draw:text-style-name="P4" xml:id="id23" draw:id="id23" draw:layer="layout" svg:width="4.445cm" svg:height="2.858cm" svg:x="33.92cm" svg:y="10.207cm">
          <text:p text:style-name="P3"><text:span text:style-name="T1">Entered</text:span></text:p>
          <text:p text:style-name="P3"><text:span text:style-name="T1">inputs are</text:span></text:p>
          <text:p text:style-name="P3"><text:span text:style-name="T1">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6" draw:layer="layout" svg:x1="36.243cm" svg:y1="9.407cm" svg:x2="36.143cm" svg:y2="10.207cm" draw:start-shape="id22" draw:start-glue-point="2" draw:end-shape="id23" draw:end-glue-point="4" svg:d="M36243 9407v400h-100v400" svg:viewBox="0 0 101 801">
          <text:p/>
        </draw:connector>
        <draw:connector draw:style-name="gr21" draw:text-style-name="P6" draw:layer="layout" svg:x1="36.143cm" svg:y1="13.065cm" svg:x2="36.225cm" svg:y2="13.842cm" draw:start-shape="id23" draw:start-glue-point="6" draw:end-shape="id18" draw:end-glue-point="0" svg:d="M36143 13065v389h82v388" svg:viewBox="0 0 83 778">
          <text:p/>
        </draw:connector>
        <draw:frame draw:style-name="gr9" draw:text-style-name="P10" draw:layer="layout" svg:width="2.754cm" svg:height="0.963cm" svg:x="38.551cm" svg:y="10.525cm">
          <draw:text-box>
            <text:p text:style-name="P9"><text:span text:style-name="T1">no</text:span></text:p>
          </draw:text-box>
        </draw:frame>
        <draw:frame draw:style-name="gr9" draw:text-style-name="P10" draw:layer="layout" svg:width="2.754cm" svg:height="0.963cm" svg:x="36.329cm" svg:y="12.854cm">
          <draw:text-box>
            <text:p text:style-name="P9"><text:span text:style-name="T1">yes</text:span></text:p>
          </draw:text-box>
        </draw:frame>
        <draw:connector draw:style-name="gr22" draw:text-style-name="P6" draw:layer="layout" svg:x1="38.365cm" svg:y1="11.636cm" svg:x2="41.658cm" svg:y2="10.842cm" draw:start-shape="id23" draw:start-glue-point="7" draw:end-shape="id24" draw:end-glue-point="3" svg:d="M38365 11636h1647v-794h1646" svg:viewBox="0 0 3294 795">
          <text:p/>
        </draw:connector>
        <draw:custom-shape draw:style-name="gr17" draw:text-style-name="P4" xml:id="id24" draw:id="id24" draw:layer="layout" svg:width="5.08cm" svg:height="1.905cm" svg:x="41.658cm" svg:y="9.89cm">
          <text:p text:style-name="P11"><text:span text:style-name="T1">Answer is</text:span></text:p>
          <text:p text:style-name="P3"><text:span text:style-name="T1">Bad inputs</text:span></text:p>
          <draw:enhanced-geometry svg:viewBox="0 0 21600 21600" draw:type="rectangle" draw:enhanced-path="M 0 0 L 21600 0 21600 21600 0 21600 0 0 Z N"/>
        </draw:custom-shape>
        <draw:connector draw:style-name="gr23" draw:text-style-name="P6" draw:layer="layout" svg:x1="44.198cm" svg:y1="9.89cm" svg:x2="38.863cm" svg:y2="5.698cm" draw:start-shape="id24" draw:start-glue-point="0" draw:end-shape="id17" draw:end-glue-point="6" svg:d="M44198 9890v-4192h-5335" svg:viewBox="0 0 5336 4193">
          <text:p/>
        </draw:connector>
        <draw:connector draw:style-name="gr24" draw:text-style-name="P6" draw:layer="layout" draw:line-skew="2.275cm" svg:x1="46.402cm" svg:y1="19.256cm" svg:x2="38.863cm" svg:y2="5.698cm" draw:start-shape="id20" draw:start-glue-point="1" draw:end-shape="id17" draw:end-glue-point="6" svg:d="M46402 19256h2846v-13558h-10385" svg:viewBox="0 0 10386 13559">
          <text:p/>
        </draw:connector>
        <draw:custom-shape draw:style-name="gr26" draw:text-style-name="P4" xml:id="id21" draw:id="id21" draw:layer="layout" svg:width="6.35cm" svg:height="1.904cm" svg:x="33.22cm" svg:y="22.273cm">
          <text:p text:style-name="P3"><text:span text:style-name="T1">Fetch and unhash</text:span></text:p>
          <text:p text:style-name="P3"><text:span text:style-name="T1"><text:s/></text:span><text:span text:style-name="T1">name,family,email</text:span></text:p>
          <text:p text:style-name="P3"><text:span text:style-name="T1">By phonenumber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5" draw:id="id25" draw:layer="layout" svg:width="4.763cm" svg:height="3.175cm" svg:x="34.019cm" svg:y="25.212cm">
          <text:p text:style-name="P5"><text:span text:style-name="T1">Name,family ==</text:span></text:p>
          <text:p text:style-name="P5"><text:span text:style-name="T1">Phon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2.754cm" svg:height="0.963cm" svg:x="34.676cm" svg:y="28.187cm">
          <draw:text-box>
            <text:p text:style-name="P7"><text:span text:style-name="T2">yes</text:span></text:p>
          </draw:text-box>
        </draw:frame>
        <draw:frame draw:style-name="gr9" draw:text-style-name="P8" draw:layer="layout" svg:width="2.754cm" svg:height="0.963cm" svg:x="38.9cm" svg:y="25.819cm">
          <draw:text-box>
            <text:p text:style-name="P7"><text:span text:style-name="T2">no</text:span></text:p>
          </draw:text-box>
        </draw:frame>
        <draw:custom-shape draw:style-name="gr25" draw:text-style-name="P4" xml:id="id26" draw:id="id26" draw:layer="layout" svg:width="5.397cm" svg:height="1.587cm" svg:x="40.635cm" svg:y="26.065cm">
          <text:p text:style-name="P3"><text:span text:style-name="T1">Answer is </text:span></text:p>
          <text:p text:style-name="P3"><text:span text:style-name="T1">Inputs aren’t match</text:span></text:p>
          <draw:enhanced-geometry svg:viewBox="0 0 21600 21600" draw:type="rectangle" draw:enhanced-path="M 0 0 L 21600 0 21600 21600 0 21600 0 0 Z N"/>
        </draw:custom-shape>
        <draw:connector draw:style-name="gr28" draw:text-style-name="P6" draw:layer="layout" svg:x1="38.782cm" svg:y1="26.8cm" svg:x2="40.635cm" svg:y2="26.858cm" draw:start-shape="id25" draw:start-glue-point="7" draw:end-shape="id26" draw:end-glue-point="3" svg:d="M38782 26800h926v58h927" svg:viewBox="0 0 1854 59">
          <text:p/>
        </draw:connector>
        <draw:connector draw:style-name="gr29" draw:text-style-name="P6" draw:layer="layout" draw:line-skew="2.728cm" svg:x1="46.032cm" svg:y1="26.858cm" svg:x2="38.863cm" svg:y2="5.698cm" draw:start-shape="id26" draw:start-glue-point="1" draw:end-shape="id17" draw:end-glue-point="6" svg:d="M46032 26858h3228v-21160h-10397" svg:viewBox="0 0 10398 21161">
          <text:p/>
        </draw:connector>
        <draw:connector draw:style-name="gr30" draw:text-style-name="P6" draw:layer="layout" svg:x1="36.4cm" svg:y1="28.387cm" svg:x2="36.083cm" svg:y2="30.31cm" draw:start-shape="id25" draw:end-shape="id27" draw:end-glue-point="4" svg:d="M36400 28387v962h-317v961" svg:viewBox="0 0 318 1924">
          <text:p/>
        </draw:connector>
        <draw:connector draw:style-name="gr31" draw:text-style-name="P6" draw:layer="layout" svg:x1="36.395cm" svg:y1="24.177cm" svg:x2="36.401cm" svg:y2="25.212cm" draw:start-shape="id21" draw:end-shape="id25" draw:end-glue-point="4" svg:d="M36395 24177v517h6v518" svg:viewBox="0 0 7 1036">
          <text:p/>
        </draw:connector>
        <draw:custom-shape draw:style-name="gr7" draw:text-style-name="P4" xml:id="id4" draw:id="id4" draw:layer="layout" svg:width="4.445cm" svg:height="1.587cm" svg:x="6.715cm" svg:y="17.175cm">
          <text:p text:style-name="P3"><text:span text:style-name="T1">Make hash email</text:span></text:p>
          <draw:enhanced-geometry svg:viewBox="0 0 21600 21600" draw:type="rectangle" draw:enhanced-path="M 0 0 L 21600 0 21600 21600 0 21600 0 0 Z N"/>
        </draw:custom-shape>
        <draw:connector draw:style-name="gr32" draw:text-style-name="P6" draw:layer="layout" svg:x1="8.937cm" svg:y1="18.762cm" svg:x2="9.179cm" svg:y2="19.595cm" draw:start-shape="id4" draw:start-glue-point="2" draw:end-shape="id5" draw:end-glue-point="4" svg:d="M8937 18762v416h242v417" svg:viewBox="0 0 243 834">
          <text:p/>
        </draw:connector>
        <draw:custom-shape draw:style-name="gr33" draw:text-style-name="P13" xml:id="id12" draw:id="id12" draw:layer="layout" svg:width="6.032cm" svg:height="5.08cm" svg:x="6.08cm" svg:y="35.92cm">
          <text:p text:style-name="P12"><text:span text:style-name="T1">display_message</text:span></text:p>
          <text:p text:style-name="P12"><text:span text:style-name="T1">The new password</text:span></text:p>
          <text:p text:style-name="P12"><text:span text:style-name="T1">Has been sent to</text:span></text:p>
          <text:p text:style-name="P12"><text:span text:style-name="T1">Your email address</text:span></text:p>
          <text:p text:style-name="P12"><text:span text:style-name="T1">A button is blow</text:span></text:p>
          <text:p text:style-name="P12"><text:span text:style-name="T1">Click for return to</text:span></text:p>
          <text:p text:style-name="P12"><text:span text:style-name="T1"><text:s/></text:span><text:span text:style-name="T1">login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xml:id="id27" draw:id="id27" draw:layer="layout" svg:width="6.032cm" svg:height="2.44cm" svg:x="33.067cm" svg:y="30.31cm">
          <text:p text:style-name="P12"><text:span text:style-name="T1">Answer is</text:span></text:p>
          <text:p text:style-name="P12"><text:span text:style-name="T1">Customer 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13.017cm" svg:height="16.811cm" svg:x="18.463cm" svg:y="21.637cm">
          <draw:text-box>
            <text:p text:style-name="P14"><text:span text:style-name="T3">The red border does mean server si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1T15:52:00.817926264</meta:creation-date>
    <meta:generator>LibreOffice/7.0.3.1$Linux_X86_64 LibreOffice_project/00$Build-1</meta:generator>
    <dc:date>2021-04-11T18:02:11.817132154</dc:date>
    <meta:editing-duration>PT1H59M33S</meta:editing-duration>
    <meta:editing-cycles>37</meta:editing-cycles>
    <meta:document-statistic meta:object-count="68"/>
  </office:meta>
</office:document-meta>
</file>